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cm" fo:line-height="200%" fo:text-align="start" style:justify-single-word="false" fo:text-indent="0.503cm" style:auto-text-indent="false"/>
      <style:text-properties fo:font-size="10pt" fo:font-weight="normal" style:font-size-asian="10pt" style:font-weight-asian="normal" style:font-size-complex="10pt" style:font-weight-complex="normal"/>
    </style:style>
    <style:style style:name="P5" style:family="paragraph" style:parent-style-name="Standard" style:master-page-name="">
      <style:paragraph-properties fo:margin-left="0cm" fo:margin-right="0cm" fo:line-height="200%" fo:text-align="start" style:justify-single-word="false" fo:text-indent="0.503cm" style:auto-text-indent="false" style:page-number="auto"/>
      <style:text-properties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200%" fo:text-align="center" style:justify-single-word="false"/>
      <style:text-properties fo:font-size="13pt" fo:font-weight="normal" style:font-size-asian="13pt" style:font-weight-asian="normal" style:font-size-complex="13pt" style:font-weight-complex="normal"/>
    </style:style>
    <style:style style:name="P8" style:family="paragraph" style:parent-style-name="Standard">
      <style:paragraph-properties fo:margin-left="0cm" fo:margin-right="0cm" fo:line-height="200%" fo:text-align="start" style:justify-single-word="false" fo:text-indent="0.503cm" style:auto-text-indent="false"/>
      <style:text-properties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5 Report</text:p>
      <text:p text:style-name="P3"/>
      <text:p text:style-name="P7">COMP 2680_02</text:p>
      <text:p text:style-name="P7">Lukas Bowden</text:p>
      <text:p text:style-name="P7">T00040951</text:p>
      <text:p text:style-name="P3"/>
      <text:p text:style-name="P5">Accessibility in terms of video when it comes to website development is incredibly limited when it comes to people with disabilities. Most media players embedded into websites don't have anything beyond play, pause, and volume control which provides difficult for anyone that have sight, hearing, or mobility disabilities. HTML5 does have the power to fix this issue, providing more tools to implement accessibility for the disabled in large way. The true issue lies with the browsers themselves, but slowly they are taking more steps towards supporting HTML5 in bigger ways, which means that they will be able to provide larger video accessibility to a much broader audience.</text:p>
      <text:p text:style-name="P4">Keyboard shortcuts are one way of providing accessibility to anyone with visual or hearing impairments. Shortcuts through the keyboard have been supported for a long time but it's mostly been rather simple, like “tabbing” through a website to interact with focus-able elements. You are usually able to press return/enter to start typing in input sections as well. These are all examples of native keyboard inputs and it's important to know that some browsers have their different version of it. For example: Firefox on Mac doesn't support tabbing naturally, but you're able to turn it on within' the browser settings. During your time developing a website, it is important to know that you are capable of actually creating specific keyboard shortcuts for specific focus-able elements on your page. You can even use Javascript to fake button behaviour and do unique things buttons can not.</text:p>
      <text:p text:style-name="P4">Another important thing for anyone with hearing or visual impairments is text alternatives. These are actually naturally involved in the web design process through the “alt” attribute. Text alternatives should be included on all images and relevant content as default as it's just good development practice. Text alternatives are more complex when it comes to audio and visuals though, the most common being subtitles.</text:p>
      <text:p text:style-name="P4">So far the only browser that can implement 100% of HTML5's accessibility tools is Opera, followed by Fire Fox, with Google Chrome and Microsoft Edge coming in last. This is both good and bad, as it means that anyone with any disabilities can usually just use Opera to get the help the need surfing the web, but from a developer view it makes it much harder. It's awesome to be able to include easy-of-access to literally anyone despite any visual and audio disabilities. The issue lies in the fact that you have to keep in mind that you want your website to be supported by all browsers and most earlier browsers <text:soft-page-break/>as well. This means that including things that would make it easy for accessibility through HTML5 become increasingly difficult. Sure, you can develop for a single browser but if you're a major corporation that is not what you want. This means that you either have to figure out an extremely tricky work-around, or just cut out the function completely for your page. Ultimately it is going to be easier just to cut it out, but if you want even more people to come to your page then it is worth the effort.</text:p>
      <text:p text:style-name="P4">Another good tool to include in your design is to make sure that your website is easily compatible with a Screen Reader. Screen readers are an application that works closely with your computers operating system(OS). They will actually <text:s/>provide information on all of the icons, buttons, files, ect to make it easier for the current user to interact with their computer. People with extreme visibility disabilities usually use the screen reader application.</text:p>
      <text:p text:style-name="P4">After looking into the issue of implementing video and having it accessible by people with disabilities, the solution has become rather clear. First off all browsers need to be able to support HTML5 in a much broader way. This way web developers will be able to actually create websites that are capable of letting anyone and everyone access them. Developers would then be able to make use of other tools such as creating custom keyboards commands as well as buttons. Of course even if all browsers still fully supported HTML5 functions that does not mean that it would be easy to hard code these functions; though at least it would be a step forward in having the World Wide Web open to everyone with relative ease. </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 Bowden</meta:initial-creator>
    <meta:creation-date>2019-11-07T12:14:37.94</meta:creation-date>
    <dc:date>2019-11-08T15:51:39.57</dc:date>
    <dc:creator>Lukas Bowden</dc:creator>
    <meta:editing-duration>PT50M48S</meta:editing-duration>
    <meta:editing-cycles>4</meta:editing-cycles>
    <meta:generator>OpenOffice/4.1.6$Win32 OpenOffice.org_project/416m1$Build-9790</meta:generator>
    <meta:document-statistic meta:table-count="0" meta:image-count="0" meta:object-count="0" meta:page-count="2" meta:paragraph-count="10" meta:word-count="723" meta:character-count="4324"/>
  </office:meta>
</office:document-meta>
</file>